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1" table:number-columns-repeated="5" table:default-cell-style-name="ce15"/>
        <table:table-column table:style-name="co4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44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8"/>
          <table:table-cell table:number-columns-repeated="1636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png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247"/>
          <table:table-cell table:style-name="ce16" table:number-columns-repeated="16125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office:value-type="string" calcext:value-type="string">
            <text:p>jpe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office:value-type="string" calcext:value-type="string">
            <text:p>png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RU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RU</text:p>
          </table:table-cell>
          <table:table-cell office:value-type="string" calcext:value-type="string">
            <text:p>pn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pg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 table:number-rows-repeated="1047643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886:Feuille1.C90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19:31:49.62811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6-21T19:33:27.341903000</dc:date>
    <meta:editing-cycles>201</meta:editing-cycles>
    <meta:editing-duration>P8DT15H23M6S</meta:editing-duration>
    <meta:generator>LibreOffice/25.2.4.3$Windows_X86_64 LibreOffice_project/33e196637044ead23f5c3226cde09b47731f7e27</meta:generator>
    <meta:document-statistic meta:table-count="1" meta:cell-count="10313" meta:object-count="0"/>
  </office:meta>
</office:document-meta>
</file>